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8ca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8ca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8ca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8ca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8ca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8ca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8ca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8ca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8ca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8ca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8ca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8ca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8ca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8ca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8ca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8ca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8ca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nuel Alejandro Salazar Riv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Libertador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2325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nmanuel Antonio Salazar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0388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1.3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6" meta:non-whitespace-character-count="1009"/>
    <meta:template xlink:type="simple" xlink:actuate="onRequest" xlink:title="Normal" xlink:href=""/>
  </office:meta>
</office:document-meta>
</file>